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font-weight="bold" officeooo:rsid="001da388" officeooo:paragraph-rsid="001da388" style:font-weight-asian="bold"/>
    </style:style>
    <style:style style:name="P3" style:family="paragraph" style:parent-style-name="Standard" style:master-page-name="Standard">
      <style:paragraph-properties style:page-number="1"/>
      <style:text-properties fo:font-weight="bold" style:font-weight-asian="bold"/>
    </style:style>
    <style:style style:name="P4" style:family="paragraph" style:parent-style-name="Standard">
      <style:text-properties fo:font-weight="bold" officeooo:rsid="0021c38d" style:font-weight-asian="bold"/>
    </style:style>
    <style:style style:name="P5" style:family="paragraph" style:parent-style-name="Standard">
      <style:text-properties fo:font-weight="bold" officeooo:rsid="0021c38d" officeooo:paragraph-rsid="0021c38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ce5d3" style:font-weight-asian="bold"/>
    </style:style>
    <style:style style:name="T3" style:family="text">
      <style:text-properties fo:font-weight="bold" officeooo:rsid="001da388" style:font-weight-asian="bold"/>
    </style:style>
    <style:style style:name="T4" style:family="text">
      <style:text-properties fo:font-weight="bold" officeooo:rsid="001f2094" style:font-weight-asian="bold"/>
    </style:style>
    <style:style style:name="T5" style:family="text">
      <style:text-properties officeooo:rsid="001ce5d3"/>
    </style:style>
    <style:style style:name="T6" style:family="text">
      <style:text-properties officeooo:rsid="001da388"/>
    </style:style>
    <style:style style:name="T7" style:family="text">
      <style:text-properties officeooo:rsid="001f2094"/>
    </style:style>
    <style:style style:name="T8" style:family="text">
      <style:text-properties officeooo:rsid="001f6a2a"/>
    </style:style>
    <style:style style:name="T9" style:family="text">
      <style:text-properties officeooo:rsid="001faef6"/>
    </style:style>
    <style:style style:name="T10" style:family="text">
      <style:text-properties officeooo:rsid="001ff20e"/>
    </style:style>
    <style:style style:name="T11" style:family="text">
      <style:text-properties officeooo:rsid="002288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ekozen taal: <text:span text:style-name="T5">Eigen Taal (Siekiera, Motyka)</text:span></text:p>
      <text:p text:style-name="P1">Turing-compleet omdat: <text:span text:style-name="T5">Fibonacci kan erin geschreven worden.</text:span></text:p>
      <text:p text:style-name="P2">Ik heb voor elk bestand met mijn eigen taal, een .py bestand gemaakt dat precies hetzelfde doet. Hiermee hoop ik het makkelijker te begrijpen te maken.</text:p>
      <text:p text:style-name="P1"/>
      <text:p text:style-name="P1">Code is geschreven in functionele stijl.</text:p>
      <text:p text:style-name="P1"/>
      <text:p text:style-name="P1">Taal ondersteunt:</text:p>
      <text:p text:style-name="Standard"><text:span text:style-name="T1">Loops? Voorbeeld: </text:span><text:span text:style-name="T2">test_2.txt – 59 / test_2.py - 8</text:span></text:p>
      <text:p text:style-name="Standard"><text:span text:style-name="T1">Goto-statements? Voorbeeld: </text:span><text:span text:style-name="T3">Geen</text:span></text:p>
      <text:p text:style-name="Standard"><text:span text:style-name="T1">Lambda-calculus? Voorbeeld: </text:span><text:span text:style-name="T3">Geen</text:span></text:p>
      <text:p text:style-name="P1"/>
      <text:p text:style-name="P1">Bevat: </text:p>
      <text:p text:style-name="Standard"><text:span text:style-name="T1">Classes met inheritance: bijvoorbeeld </text:span><text:span text:style-name="T3">nodes.py - 74</text:span></text:p>
      <text:p text:style-name="P1">Object-printing voor elke class: <text:span text:style-name="T6">j</text:span>a</text:p>
      <text:p text:style-name="Standard"><text:span text:style-name="T1">Decorator: functiedefinitie op </text:span><text:span text:style-name="T4">my_lexer.py</text:span><text:span text:style-name="T1"> - </text:span><text:span text:style-name="T4">103</text:span><text:span text:style-name="T1">, toegepast op </text:span><text:span text:style-name="T4">my_lexer.py</text:span><text:span text:style-name="T1"> - </text:span><text:span text:style-name="T4">131</text:span></text:p>
      <text:p text:style-name="P1">Type-annotatie: Haskell-stijl in comments: nee; Python-stijl in functiedefinities: ja</text:p>
      <text:p text:style-name="P1">Minstens drie toepassingen van hogere-orde functies:</text:p>
      <text:p text:style-name="P1">1. <text:span text:style-name="T7">nodes.py - 94</text:span></text:p>
      <text:p text:style-name="P1">2. <text:span text:style-name="T7">my_interpreter.py - 37</text:span></text:p>
      <text:p text:style-name="Standard"><text:span text:style-name="T1">3. </text:span><text:span text:style-name="T4">my_interpreter.py - 83</text:span></text:p>
      <text:p text:style-name="P1"/>
      <text:p text:style-name="P1">Interpreter-functionaliteit Must-have:</text:p>
      <text:p text:style-name="P1">Functies: meer per file</text:p>
      <text:p text:style-name="P1">Functie-parameters kunnen aan de interpreter meegegeven worden door: <text:span text:style-name="T8">deze mee te geven bij functie call binnen de code.</text:span></text:p>
      <text:p text:style-name="P1">Functies kunnen andere functies aanroepen: zie voorbeeld <text:span text:style-name="T9">test_1.txt – 71 / test_1.py - 12</text:span></text:p>
      <text:p text:style-name="P1">Functie resultaat wordt op de volgende manier weergegeven: <text:span text:style-name="T10">Functie resultaten kunnen gereturned of geprint worden, printen kan beide direct binnen de functie, of buiten de functie mbv de gereturnde resultaten.</text:span></text:p>
      <text:p text:style-name="P4"/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dc:date>2021-03-15T14:23:35.374806535</dc:date>
    <meta:editing-duration>PT15M17S</meta:editing-duration>
    <meta:editing-cycles>7</meta:editing-cycles>
    <meta:document-statistic meta:table-count="0" meta:image-count="0" meta:object-count="0" meta:page-count="1" meta:paragraph-count="22" meta:word-count="179" meta:character-count="1278" meta:non-whitespace-character-count="1118"/>
  </office:meta>
</office:document-meta>
</file>